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47EE9867D00F9E3C.jpg" manifest:media-type="image/jpeg"/>
  <manifest:file-entry manifest:full-path="Pictures/10000000000002D000000500F88F848FEC949F83.jpg" manifest:media-type="image/jpeg"/>
  <manifest:file-entry manifest:full-path="Pictures/10000000000002D000000500EF3DEC26DDC37DB2.jpg" manifest:media-type="image/jpeg"/>
  <manifest:file-entry manifest:full-path="Pictures/10000000000002D0000005006EB5D6ADE826A65E.jpg" manifest:media-type="image/jpeg"/>
  <manifest:file-entry manifest:full-path="Pictures/10000000000002D0000005003F52ED4FB2B0268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SE ELECTIONS 2017 Ap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7.2cm" svg:height="12.801cm" svg:x="2cm" svg:y="4.343cm">
          <draw:image xlink:href="Pictures/10000000000002D000000500F88F848FEC949F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6.85cm" svg:height="12.179cm" svg:x="10.574cm" svg:y="4.913cm" presentation:class="graphic" presentation:user-transformed="true">
          <draw:image xlink:href="Pictures/10000000000002D0000005006EB5D6ADE826A6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6.85cm" svg:height="12.179cm" svg:x="10.574cm" svg:y="4.913cm" presentation:class="graphic">
          <draw:image xlink:href="Pictures/10000000000002D000000500EF3DEC26DDC37DB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6.85cm" svg:height="12.179cm" svg:x="10.574cm" svg:y="4.913cm" presentation:class="graphic">
          <draw:image xlink:href="Pictures/10000000000002D0000005003F52ED4FB2B026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6.85cm" svg:height="12.179cm" svg:x="10.574cm" svg:y="4.913cm" presentation:class="graphic">
          <draw:image xlink:href="Pictures/10000000000002D00000050047EE9867D00F9E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22:25:14.890064669</meta:creation-date>
    <dc:date>2017-12-18T22:35:21.394225776</dc:date>
    <meta:editing-duration>PT10M9S</meta:editing-duration>
    <meta:editing-cycles>1</meta:editing-cycles>
    <meta:document-statistic meta:object-count="42"/>
    <meta:generator>LibreOffice/5.1.6.2$Linux_X86_64 LibreOffice_project/10m0$Build-2</meta:generator>
  </office:meta>
</office:document-meta>
</file>